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3.189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2.1299in"/>
    </style:style>
    <style:style style:name="co14" style:family="table-column">
      <style:table-column-properties fo:break-before="auto" style:column-width="3.048in"/>
    </style:style>
    <style:style style:name="co15" style:family="table-column">
      <style:table-column-properties fo:break-before="auto" style:column-width="3.0366in"/>
    </style:style>
    <style:style style:name="co16" style:family="table-column">
      <style:table-column-properties fo:break-before="auto" style:column-width="5.6701in"/>
    </style:style>
    <style:style style:name="co17" style:family="table-column">
      <style:table-column-properties fo:break-before="auto" style:column-width="5.8008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2.2102in"/>
    </style:style>
    <style:style style:name="co20" style:family="table-column">
      <style:table-column-properties fo:break-before="auto" style:column-width="3.2118in"/>
    </style:style>
    <style:style style:name="co21" style:family="table-column">
      <style:table-column-properties fo:break-before="auto" style:column-width="3.2992in"/>
    </style:style>
    <style:style style:name="co22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7043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9744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6634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866in" fo:break-before="auto" style:use-optimal-row-height="false"/>
    </style:style>
    <style:style style:name="ro24" style:family="table-row">
      <style:table-row-properties style:row-height="0.5492in" fo:break-before="auto" style:use-optimal-row-height="false"/>
    </style:style>
    <style:style style:name="ro25" style:family="table-row">
      <style:table-row-properties style:row-height="0.311in" fo:break-before="auto" style:use-optimal-row-height="tru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language="en" fo:country="US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ize-complex="10pt" style:language-complex="en" style:country-complex="US" style:text-emphasize="none" style:font-relief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0.0008in solid #000000" style:vertical-align="top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Default" style:data-style-name="N125">
      <style:table-cell-properties fo:border="0.0008in solid #000000" style:vertical-align="top"/>
    </style:style>
    <style:style style:name="ce60" style:family="table-cell" style:parent-style-name="Default">
      <style:table-cell-properties style:vertical-align="top"/>
    </style:style>
    <style:style style:name="ce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="0.0008in solid #000000" style:vertical-align="top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0" style:family="table-cell" style:parent-style-name="Default">
      <style:table-cell-properties fo:border="0.0008in solid #000000" style:vertical-align="top"/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 style:vertical-align="top"/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ext-properties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Segoe UI" fo:font-size="18pt" fo:language="zxx" fo:country="none" style:font-name-asian="Segoe UI" style:font-size-asian="18pt" style:language-asian="zxx" style:country-asian="none" style:font-name-complex="Segoe UI" style:font-size-complex="18pt" style:language-complex="zxx" style:country-complex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normal" style:font-name-asian="Lucida Sans Unicode"/>
    </style:style>
    <style:style style:name="T3" style:family="text">
      <style:text-properties style:font-name="Arial" fo:language="fr" fo:country="FR" fo:font-weight="bold" style:font-name-asian="Arial Unicode MS" style:language-asian="zh" style:country-asian="CN" style:font-weight-asian="bold" style:font-name-complex="Mangal" style:language-complex="hi" style:country-complex="IN" style:font-weight-complex="bold"/>
    </style:style>
    <style:style style:name="T4" style:family="text">
      <style:text-properties fo:font-weight="normal" style:font-name-asian="Lucida Sans Unicod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weight="normal" style:font-name-asian="Lucida Sans Unicode" style:font-size-asian="10pt" style:font-size-complex="10pt"/>
    </style:style>
    <style:style style:name="T7" style:family="text">
      <style:text-properties style:font-name="Arial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10" style:family="text">
      <style:text-properties style:font-name="Arial1" fo:language="en" fo:country="US" fo:font-weight="normal" style:font-name-asian="Lucida Sans Unicode" style:language-asian="en" style:country-asian="US" style:font-weight-asian="normal" style:font-name-complex="Arial1" style:language-complex="en" style:country-complex="US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21"/>
        <table:table-column table:style-name="co4" table:default-cell-style-name="ce26"/>
        <table:table-column table:style-name="co5" table:default-cell-style-name="ce28"/>
        <table:table-column table:style-name="co6" table:default-cell-style-name="ce30"/>
        <table:table-column table:style-name="co3" table:default-cell-style-name="ce26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3.6457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SniffTest Sample Accessible Website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4"/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Default"/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Data.C4:Data.C4])" office:value-type="float" office:value="16">
            <text:p>1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locat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3-23">
            <text:p>23-Mar-2012</text:p>
          </table:table-cell>
          <table:table-cell table:style-name="ce20" office:value-type="string">
            <text:p>V1.0</text:p>
          </table:table-cell>
          <table:table-cell table:style-name="ce23"/>
          <table:table-cell table:style-name="ce27" office:value-type="string">
            <text:p>SniffTest Sample Accessible Website creation</text:p>
          </table:table-cell>
          <table:table-cell table:style-name="ce29" office:value-type="string">
            <text:p>Soltani Maamoun</text:p>
          </table:table-cell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3"/>
          <table:table-cell table:number-columns-repeated="2"/>
          <table:table-cell table:style-name="ce30"/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/>
          <table:table-cell table:style-name="ce24"/>
          <table:table-cell table:number-columns-repeated="2"/>
          <table:table-cell table:style-name="ce30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5"/>
          <table:table-cell table:number-columns-repeated="2"/>
          <table:table-cell table:style-name="ce25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6" table:number-columns-repeated="2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4">
          <table:table-cell table:number-columns-repeated="5"/>
          <table:table-cell table:style-name="ce26"/>
          <table:table-cell/>
          <table:table-cell table:style-name="ce26"/>
          <table:table-cell table:style-name="Default" table:number-columns-repeated="3"/>
          <table:table-cell table:number-columns-repeated="245"/>
        </table:table-row>
        <table:table-row table:style-name="ro6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7">
          <table:table-cell table:style-name="ce36" office:value-type="string" table:number-columns-spanned="5" table:number-rows-spanned="1">
            <text:p><text:s/>Check List</text:p>
            <text:p><text:span text:style-name="T1">Based on Product built version:</text:span></text:p>
          </table: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covered-table-cell table:style-name="ce36" office:value-type="string">
            <text:p><text:s/>Check List</text:p>
            <text:p><text:span text:style-name="T1">Based on Product built version:</text:span></text:p>
          </table:covered-table-cell>
          <table:table-cell table:style-name="ce36"/>
          <table:table-cell table:style-name="ce53" table:number-columns-repeated="249"/>
        </table:table-row>
        <table:table-row table:style-name="ro5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Selenium</text:p>
          </table:table-cell>
          <table:table-cell table:style-name="ce36" office:value-type="string" table:number-columns-spanned="2" table:number-rows-spanned="1">
            <text:p>Table of record</text:p>
          </table:table-cell>
          <table:covered-table-cell table:style-name="ce37"/>
          <table:table-cell table:style-name="ce53" table:number-columns-repeated="249"/>
        </table:table-row>
        <table:table-row table:style-name="ro5">
          <table:table-cell table:style-name="ce38" table:number-columns-spanned="4" table:number-rows-spanned="1"/>
          <table:covered-table-cell table:style-name="ce41"/>
          <table:covered-table-cell table:style-name="ce49"/>
          <table:covered-table-cell table:style-name="ce49"/>
          <table:table-cell table:style-name="ce52" office:value-type="string">
            <text:p>Total of High</text:p>
          </table:table-cell>
          <table:table-cell table:style-name="ce54" table:formula="of:=SUMPRODUCT(([.C4:.C540]=&quot;High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8">
          <table:table-cell table:style-name="ce39" office:value-type="string">
            <text:p>SNF_ACCESS_01</text:p>
          </table:table-cell>
          <table:table-cell table:style-name="ce42" office:value-type="string">
            <text:p><text:span text:style-name="T2">Add and Show the </text:span></text:p>
            <text:p><text:span text:style-name="T2">Sample Accessible website </text:span></text:p>
            <text:p><text:span text:style-name="T2">Template Successfully 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Medium</text:p>
          </table:table-cell>
          <table:table-cell table:style-name="ce52" table:formula="of:=SUMPRODUCT(([.C4:.C540]=&quot;Medium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9">
          <table:table-cell table:style-name="ce39" office:value-type="string">
            <text:p>SNF_ACCESS_02</text:p>
          </table:table-cell>
          <table:table-cell table:style-name="ce43" office:value-type="string">
            <text:p><text:span text:style-name="T2"><text:s/></text:span><text:span text:style-name="T2">Login/Logout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2" office:value-type="string">
            <text:p>Total of Low</text:p>
          </table:table-cell>
          <table:table-cell table:style-name="ce54" table:formula="of:=SUMPRODUCT(([.C4:.C540]=&quot;Low&quot;)*([.D4:.D540]=&quot;x&quot;))" office:value-type="float" office:value="0">
            <text:p>0</text:p>
          </table:table-cell>
          <table:table-cell table:style-name="ce53" table:number-columns-repeated="249"/>
        </table:table-row>
        <table:table-row table:style-name="ro9">
          <table:table-cell table:style-name="ce39" office:value-type="string">
            <text:p>SNF_ACCESS_03</text:p>
          </table:table-cell>
          <table:table-cell table:style-name="ce43" office:value-type="string">
            <text:p><text:span text:style-name="T2">Change Language on the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4</text:p>
          </table:table-cell>
          <table:table-cell table:style-name="ce44" office:value-type="string">
            <text:p><text:span text:style-name="T4">Register from the</text:span></text:p>
            <text:p><text:span text:style-name="T3">Sample Accessible website</text:span></text:p>
          </table:table-cell>
          <table:table-cell table:style-name="ce50" office:value-type="string">
            <text:p>Meduim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5</text:p>
          </table:table-cell>
          <table:table-cell table:style-name="ce42" office:value-type="string">
            <text:p><text:span text:style-name="T2">Expand/Collapse category and </text:span></text:p>
            <text:p><text:span text:style-name="T2">Show Sub categories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06</text:p>
          </table:table-cell>
          <table:table-cell table:style-name="ce45" office:value-type="string">
            <text:p><text:span text:style-name="T5">Check Static and variable elements</text:span></text:p>
            <text:p><text:span text:style-name="T5">On the </text:span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7</text:p>
          </table:table-cell>
          <table:table-cell table:style-name="ce46" office:value-type="string">
            <text:p>Go Back Hom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8</text:p>
          </table:table-cell>
          <table:table-cell table:style-name="ce46" office:value-type="string">
            <text:p>Navigation with Breadcrumb</text:p>
          </table:table-cell>
          <table:table-cell table:style-name="ce50" office:value-type="string">
            <text:p>High</text:p>
          </table:table-cell>
          <table:table-cell table:style-name="ce26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09</text:p>
          </table:table-cell>
          <table:table-cell table:style-name="ce46" office:value-type="string">
            <text:p>Show content title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0</text:p>
          </table:table-cell>
          <table:table-cell table:style-name="ce46" office:value-type="string">
            <text:p><text:span text:style-name="T6">Skip to content from skip to content</text:span></text:p>
            <text:p><text:span text:style-name="T6">Shortcut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11</text:p>
          </table:table-cell>
          <table:table-cell table:style-name="ce46" office:value-type="string">
            <text:p>Show the Site map 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2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front siz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3</text:p>
          </table:table-cell>
          <table:table-cell table:style-name="ce43" office:value-type="string">
            <text:p><text:span text:style-name="T2">Edit the </text:span><text:span text:style-name="T3">Sample Accessible website</text:span></text:p>
            <text:p><text:span text:style-name="T7">Overview</text:span><text:span text:style-name="T3"> </text:span><text:span text:style-name="T2">page's colors them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4</text:p>
          </table:table-cell>
          <table:table-cell table:style-name="ce43" office:value-type="string">
            <text:p><text:span text:style-name="T2">Search function on the </text:span></text:p>
            <text:p><text:span text:style-name="T3">Sample Accessible website</text:span></text:p>
          </table:table-cell>
          <table:table-cell table:style-name="ce50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9">
          <table:table-cell table:style-name="ce39" office:value-type="string">
            <text:p>SNF_ACCESS_15</text:p>
          </table:table-cell>
          <table:table-cell table:style-name="ce47" office:value-type="string">
            <text:p><text:span text:style-name="T5">Inspect Footer on the </text:span></text:p>
            <text:p><text:span text:style-name="T5">Sample Accessible websitee</text:span>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 office:value-type="string">
            <text:p>SNF_ACCESS_16</text:p>
          </table:table-cell>
          <table:table-cell table:style-name="ce42" office:value-type="string">
            <text:p>Show content only in a specified page </text:p>
          </table:table-cell>
          <table:table-cell table:style-name="ce26" office:value-type="string">
            <text:p>High</text:p>
          </table:table-cell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3">
            <draw:frame table:end-cell-address="Check_List.B20" table:end-x="0.715in" table:end-y="0.1535in" draw:z-index="0" draw:name="Graphics 2" draw:style-name="gr1" draw:text-style-name="P1" svg:width="0.4173in" svg:height="0.05in" svg:x="0.2976in" svg:y="0.103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26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50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40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style-name="ce39"/>
          <table:table-cell table:style-name="ce48"/>
          <table:table-cell table:style-name="ce49"/>
          <table:table-cell table:style-name="ce51"/>
          <table:table-cell table:style-name="ce5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1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Data" table:style-name="ta3" table:print="false">
        <office:forms form:automatic-focus="false" form:apply-design-mode="false"/>
        <table:table-column table:style-name="co7" table:default-cell-style-name="ce60"/>
        <table:table-column table:style-name="co12" table:default-cell-style-name="ce60"/>
        <table:table-column table:style-name="co7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ce60"/>
        <table:table-column table:style-name="co7" table:default-cell-style-name="Default"/>
        <table:table-row table:style-name="ro12">
          <table:table-cell table:style-name="ce55"/>
          <table:table-cell table:style-name="ce63" office:value-type="string">
            <text:p>TEST CASES</text:p>
          </table:table-cell>
          <table:table-cell table:style-name="ce68"/>
          <table:table-cell table:style-name="ce63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Passed</text:p>
          </table:table-cell>
          <table:table-cell table:style-name="ce87" table:formula="of:=COUNTIF([.K$7:.K$885];[.$J1])" office:value-type="float" office:value="0">
            <text:p>0</text:p>
          </table:table-cell>
          <table:table-cell table:style-name="ce87" table:formula="of:=COUNTIF([.L$7:.L$885];[.$J1])" office:value-type="float" office:value="0">
            <text:p>0</text:p>
          </table:table-cell>
          <table:table-cell table:style-name="ce87" table:formula="of:=COUNTIF([.M$7:.M$885];[.$J1])" office:value-type="float" office:value="0">
            <text:p>0</text:p>
          </table:table-cell>
          <table:table-cell table:style-name="ce87" table:formula="of:=COUNTIF([.N$7:.N$885];[.$J1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4"/>
          <table:table-cell table:style-name="ce69"/>
          <table:table-cell table:style-name="ce74" table:number-columns-repeated="2"/>
          <table:table-cell table:style-name="ce67"/>
          <table:table-cell table:style-name="ce74" table:number-columns-repeated="3"/>
          <table:table-cell table:style-name="ce87" office:value-type="string">
            <text:p>Failed</text:p>
          </table:table-cell>
          <table:table-cell table:style-name="ce87" table:formula="of:=COUNTIF([.K$7:.K$885];[.$J2])" office:value-type="float" office:value="0">
            <text:p>0</text:p>
          </table:table-cell>
          <table:table-cell table:style-name="ce87" table:formula="of:=COUNTIF([.L$7:.L$885];[.$J2])" office:value-type="float" office:value="0">
            <text:p>0</text:p>
          </table:table-cell>
          <table:table-cell table:style-name="ce87" table:formula="of:=COUNTIF([.M$7:.M$885];[.$J2])" office:value-type="float" office:value="0">
            <text:p>0</text:p>
          </table:table-cell>
          <table:table-cell table:style-name="ce87" table:formula="of:=COUNTIF([.N$7:.N$885];[.$J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5" office:value-type="string">
            <text:p>Functions list</text:p>
          </table:table-cell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3"/>
          <table:table-cell table:style-name="ce87" office:value-type="string">
            <text:p>Blocked</text:p>
          </table:table-cell>
          <table:table-cell table:style-name="ce87" table:formula="of:=COUNTIF([.K$7:.K$885];[.$J3])" office:value-type="float" office:value="0">
            <text:p>0</text:p>
          </table:table-cell>
          <table:table-cell table:style-name="ce87" table:formula="of:=COUNTIF([.L$7:.L$885];[.$J3])" office:value-type="float" office:value="0">
            <text:p>0</text:p>
          </table:table-cell>
          <table:table-cell table:style-name="ce87" table:formula="of:=COUNTIF([.M$7:.M$885];[.$J3])" office:value-type="float" office:value="0">
            <text:p>0</text:p>
          </table:table-cell>
          <table:table-cell table:style-name="ce87" table:formula="of:=COUNTIF([.N$7:.N$885];[.$J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5"/>
          <table:table-cell table:style-name="ce65" office:value-type="string">
            <text:p>Total Main Cases</text:p>
          </table:table-cell>
          <table:table-cell table:style-name="ce70" table:formula="of:=MAX([.A7:.A6645])" office:value-type="float" office:value="16" table:number-columns-spanned="3" table:number-rows-spanned="1">
            <text:p>16</text:p>
          </table:table-cell>
          <table:covered-table-cell table:style-name="ce70"/>
          <table:covered-table-cell table:style-name="ce70"/>
          <table:table-cell table:style-name="ce67"/>
          <table:table-cell table:style-name="ce78"/>
          <table:table-cell table:style-name="ce81"/>
          <table:table-cell table:style-name="ce84"/>
          <table:table-cell table:style-name="ce88" office:value-type="string">
            <text:p>Untested</text:p>
          </table:table-cell>
          <table:table-cell table:style-name="ce87" table:formula="of:=COUNTIF([.K$7:.K$885];[.$J4])" office:value-type="float" office:value="0">
            <text:p>0</text:p>
          </table:table-cell>
          <table:table-cell table:style-name="ce87" table:formula="of:=COUNTIF([.L$7:.L$885];[.$J4])" office:value-type="float" office:value="0">
            <text:p>0</text:p>
          </table:table-cell>
          <table:table-cell table:style-name="ce87" table:formula="of:=COUNTIF([.M$7:.M$885];[.$J4])" office:value-type="float" office:value="0">
            <text:p>0</text:p>
          </table:table-cell>
          <table:table-cell table:style-name="ce87" table:formula="of:=COUNTIF([.N$7:.N$885];[.$J4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6"/>
          <table:table-cell table:style-name="ce66"/>
          <table:table-cell table:style-name="ce62"/>
          <table:table-cell table:style-name="ce75"/>
          <table:table-cell table:style-name="ce67" table:number-columns-repeated="4"/>
          <table:table-cell table:style-name="ce85"/>
          <table:table-cell table:style-name="Default" office:value-type="string">
            <text:p>N/A</text:p>
          </table:table-cell>
          <table:table-cell table:style-name="ce87" table:formula="of:=COUNTIF([.K$7:.K$885];[.$J5])" office:value-type="float" office:value="0">
            <text:p>0</text:p>
          </table:table-cell>
          <table:table-cell table:style-name="ce87" table:formula="of:=COUNTIF([.L$7:.L$885];[.$J5])" office:value-type="float" office:value="0">
            <text:p>0</text:p>
          </table:table-cell>
          <table:table-cell table:style-name="ce87" table:formula="of:=COUNTIF([.M$7:.M$885];[.$J5])" office:value-type="float" office:value="0">
            <text:p>0</text:p>
          </table:table-cell>
          <table:table-cell table:style-name="ce87" table:formula="of:=COUNTIF([.N$7:.N$885];[.$J5])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57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7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>
            <text:p>Tester</text:p>
          </table:table-cell>
          <table:table-cell table:style-name="ce89">
            <text:p>IE7</text:p>
          </table:table-cell>
          <table:table-cell table:style-name="ce89">
            <text:p>FireFox3.5</text:p>
          </table:table-cell>
          <table:table-cell table:style-name="ce89">
            <text:p>Comment/Bug</text:p>
          </table:table-cell>
          <table:table-cell table:style-name="ce89" table:number-columns-repeated="1"/>
          <table:table-cell table:style-name="ce62" table:number-columns-repeated="241"/>
          <table:table-cell table:number-columns-repeated="769"/>
        </table:table-row>
        <table:table-row table:style-name="ro13">
          <table:table-cell table:style-name="ce58" office:value-type="float" office:value="1">
            <text:p>1.00</text:p>
          </table:table-cell>
          <table:table-cell table:style-name="ce50" office:value-type="string">
            <text:p>SNF_ACCESS_01</text:p>
          </table:table-cell>
          <table:table-cell table:style-name="ce71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8">Sample Accessible website</text:span> </text:p>
          </table:table-cell>
          <table:table-cell table:style-name="ce50" office:value-type="string">
            <text:p>Add and Show the </text:p>
            <text:p>Sample Accessible website </text:p>
            <text:p>Template Successfully </text:p>
          </table:table-cell>
          <table:table-cell table:style-name="ce50" office:value-type="string">
            <text:p>Step 1: 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table:style-name="ce79" office:value-type="string">
            <text:p><text:span text:style-name="T9">-Login to ACME social intranet.</text:span></text:p>
            <text:p><text:span text:style-name="T9">-Login by an Administrator.</text:span></text:p>
            <text:p><text:span text:style-name="T9">-Go to Platform administration&gt;&gt;Portal&gt;&gt;Sites.</text:span></text:p>
            <text:p><text:span text:style-name="T9">-Click on Add New Portal.</text:span></text:p>
            <text:p><text:span text:style-name="T9">-Enter necessary information an choose the </text:span><text:span text:style-name="T3">Sample Accessible website </text:span><text:span text:style-name="T7">template.</text:span></text:p>
            <text:p><text:span text:style-name="T7">-Verify that site is created and shown on the </text:span><text:span text:style-name="T3">portal navigation page.</text:span><text:span text:style-name="T7"> </text:span></text:p>
            <text:p><text:span text:style-name="T7">-Verify that created site figure on the My Sites list.</text:span></text:p>
          </table:table-cell>
          <table:table-cell table:style-name="ce79" office:value-type="string">
            <text:p><text:span text:style-name="T9">-Intranet home page is shown for Administrator</text:span></text:p>
            <text:p><text:span text:style-name="T9">-User is logged in </text:span></text:p>
            <text:p><text:span text:style-name="T9">-Portal's page navigation is shown with already three existing </text:span></text:p>
            <text:p><text:span text:style-name="T9">Site -Templates acme default and intranet and </text:span><text:span text:style-name="T3">Sample Accessible website</text:span></text:p>
            <text:p><text:span text:style-name="T7">-Site must be created and shown on the </text:span><text:span text:style-name="T3">portal navigation page</text:span></text:p>
            <text:p><text:span text:style-name="T3">-The Sample Accessible website must be shown on the my Sites list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50" office:value-type="string">
            <text:p>Step 2: Edit Page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page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50" office:value-type="string">
            <text:p>Step 3: Edit Layout/Publish on </text:p>
            <text:p>the 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</text:span><text:span text:style-name="T9"> under my sites </text:span></text:p>
            <text:p><text:span text:style-name="T9">-Go to Site editor&gt;&gt;Edit Layout</text:span></text:p>
            <text:p><text:span text:style-name="T9">-Add some Application</text:span></text:p>
            <text:p><text:span text:style-name="T9">-Publish the added modifications </text:span></text:p>
          </table:table-cell>
          <table:table-cell table:style-name="ce79" office:value-type="string">
            <text:p><text:span text:style-name="T9">-The </text:span><text:span text:style-name="T3">Sample Accessible website</text:span><text:span text:style-name="T9"> is accessible</text:span></text:p>
            <text:p><text:span text:style-name="T9">-The modifications are saved and published</text:span></text:p>
            <text:p><text:span text:style-name="T9">-The modification on the overview page of the </text:span><text:span text:style-name="T3">Sample Accessible website </text:span><text:span text:style-name="T7">are</text:span></text:p>
            <text:p><text:span text:style-name="T7">Shown and navigable.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5">
          <table:table-cell table:style-name="ce5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SNF_ACCESS_01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0" office:value-type="string">
            <text:p>Portal/Portal navigation/</text:p>
            <text:p><text:span text:style-name="T3">Sample Accessible website</text:span>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50" office:value-type="string">
            <text:p>Step 4: Delete the Added</text:p>
            <text:p><text:span text:style-name="T3">Sample Accessible website</text:span></text:p>
          </table:table-cell>
          <table:table-cell table:style-name="ce79" office:value-type="string">
            <text:p><text:span text:style-name="T9">-Login to ACME social intranet</text:span></text:p>
            <text:p><text:span text:style-name="T9">-Login by an Administrator.</text:span></text:p>
            <text:p><text:span text:style-name="T9">-Go to Platform administration&gt;&gt;Portal&gt;&gt;Sites</text:span></text:p>
            <text:p><text:span text:style-name="T9">-Choose the created site </text:span><text:span text:style-name="T3">Sample Accessible website</text:span></text:p>
            <text:p><text:span text:style-name="T9">-Delete it</text:span></text:p>
          </table:table-cell>
          <table:table-cell table:style-name="ce79" office:value-type="string">
            <text:p><text:span text:style-name="T9">-Acme home page is shown</text:span></text:p>
            <text:p><text:span text:style-name="T9">-Administrator is logged in </text:span></text:p>
            <text:p><text:span text:style-name="T9">-Portal's page navigation is shown </text:span></text:p>
            <text:p><text:span text:style-name="T9">-</text:span><text:span text:style-name="T3">Sample Accessible website</text:span><text:span text:style-name="T9"> is deleted.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0" office:value-type="string">
            <text:p>SNF_ACCESS_02</text:p>
          </table:table-cell>
          <table:table-cell table:style-name="ce72" office:value-type="float" office:value="1">
            <text:p>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<text:s/>Login/Logout on the</text:p>
            <text:p><text:span text:style-name="T3">Sample Accessible website</text:span></text:p>
          </table:table-cell>
          <table:table-cell table:style-name="ce50" office:value-type="string">
            <text:p>Step 1: Login/Logout on the</text:p>
            <text:p><text:span text:style-name="T3">Sample Accessible website</text:span></text:p>
          </table:table-cell>
          <table:table-cell table:style-name="ce79" office:value-type="string">
            <text:p>-Login on the <text:span text:style-name="T3">Sample Accessible website </text:span><text:span text:style-name="T7">with any user</text:span></text:p>
            <text:p><text:span text:style-name="T3">-</text:span><text:span text:style-name="T7">Logout from the </text:span><text:span text:style-name="T3">Sample Accessible website</text:span></text:p>
          </table:table-cell>
          <table:table-cell table:style-name="ce50" office:value-type="string">
            <text:p>-User is Logged in and tool bar is shown on the <text:span text:style-name="T3">Sample Accessible website</text:span><text:span text:style-name="T7"> </text:span></text:p>
            <text:p><text:span text:style-name="T7">(private mode)</text:span></text:p>
            <text:p><text:span text:style-name="T3">-</text:span><text:span text:style-name="T7">User is logged out succefully the </text:span><text:span text:style-name="T3">Sample Accessible website </text:span></text:p>
            <text:p><text:span text:style-name="T7">is shown on the public mode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8">
          <table:table-cell table:style-name="ce5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50" office:value-type="string">
            <text:p>Step 1: Change Language on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change language shortcut</text:span></text:p>
            <text:p><text:span text:style-name="T7">-Choose a language from the list the click apply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Interface Language Settings is shown</text:p>
            <text:p>-Language changes are applied successfully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50" office:value-type="string">
            <text:p>Step 1: Register from the</text:p>
            <text:p><text:span text:style-name="T3">Sample Accessible website</text:span>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3">-</text:span><text:span text:style-name="T7">Click on the </text:span><text:span text:style-name="T3">Register</text:span><text:span text:style-name="T7"> shortcut</text:span></text:p>
            <text:p><text:span text:style-name="T7">-Fill the requested fields then save</text:span></text:p>
            <text:p><text:span text:style-name="T3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-New user account portlet is shown</text:p>
            <text:p>-A popup is shown with a message : you have registred a new account</text:p>
          </table:table-cell>
          <table:table-cell table:style-name="ce50" office:value-type="string">
            <text:p>Medium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8">
          <table:table-cell table:style-name="ce58" table:formula="of:=IF(VALUE(MID([.F14];6;FIND(&quot;:&quot;;[.F14];1)-FIND(&quot; &quot;;[.F14];1)-1))&gt;VALUE(MID([.F13];6;FIND(&quot;:&quot;;[.F13];1)-FIND(&quot; &quot;;[.F13];1)-1));&quot;&quot;;MAX([.A$7:.A13])+1)" office:value-type="float" office:value="5">
            <text:p>5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50" office:value-type="string">
            <text:p>Step 1: Expand/Collapse category and </text:p>
            <text:p>Show Sub categories</text:p>
          </table:table-cell>
          <table:table-cell table:style-name="ce79" office:value-type="string">
            <text:p><text:span text:style-name="T9">-Go to the </text:span><text:span text:style-name="T3">Sample Accessible website </text:span><text:span text:style-name="T7">on public mode</text:span></text:p>
            <text:p><text:span text:style-name="T7">-Click on one of these categories </text:span><text:span text:style-name="T3">Features, Technology, Competence, Customers</text:span></text:p>
            <text:p><text:span text:style-name="T3">-</text:span><text:span text:style-name="T7">Click on one of the Sub categ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Category is expanded and Sub categories are shown</text:span></text:p>
            <text:p><text:span text:style-name="T5">-The category's page is shown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8">
          <table:table-cell table:style-name="ce5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Deactivate Script on page</text:p>
          </table:table-cell>
          <table:table-cell table:style-name="ce50" office:value-type="string">
            <text:p>Step 2: Deactivate Script on page</text:p>
          </table:table-cell>
          <table:table-cell table:style-name="ce80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Web Developer Toolbar &gt;&gt;Deactivate Java script &gt;&gt;Deactivate all Java script</text:span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All Category are expanded and sub categories are shown and accessible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6">
          <table:table-cell table:style-name="ce5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50" office:value-type="string">
            <text:p>Step 1: Check Static and variable elements</text:p>
            <text:p>On the <text:span text:style-name="T3">Sample Accessible website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:</text:span></text:p>
            <text:p><text:span text:style-name="T7">Features</text:span></text:p>
            <text:p><text:span text:style-name="T7"><text:s text:c="4"/></text:span><text:span text:style-name="T7">* Enterprise Portal &amp; Content Management</text:span></text:p>
            <text:p><text:span text:style-name="T7"><text:s text:c="4"/></text:span><text:span text:style-name="T7">* Social Networking &amp; Collaboration Tools</text:span></text:p>
            <text:p><text:span text:style-name="T7"><text:s text:c="4"/></text:span><text:span text:style-name="T7">* The Platform Difference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Success Stories</text:span></text:p>
            <text:p><text:span text:style-name="T7">Contact us</text:span></text:p>
            <text:p><text:span text:style-name="T7"><text:s text:c="4"/></text:span><text:span text:style-name="T7">*Here</text:span></text:p>
            <text:p><text:span text:style-name="T7"/></text:p>
            <text:p><text:span text:style-name="T7"/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all opened pages</text:span></text:p>
            <text:p><text:span text:style-name="T5">These elements are static never change on all pages on the </text:span><text:span text:style-name="T3">Sample Accessible website</text:span></text:p>
            <text:p><text:span text:style-name="T3">- Menu Navigation</text:span></text:p>
            <text:p><text:span text:style-name="T3">- Header</text:span></text:p>
            <text:p><text:span text:style-name="T3">- Footer</text:span></text:p>
            <text:p><text:span text:style-name="T3">-Accessibility Toolbar</text:span></text:p>
            <text:p><text:span text:style-name="T3">N.B. Only page contents change from page to page</text:span></text:p>
            <text:p><text:span text:style-name="T5"/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7">
          <table:table-cell table:style-name="ce58"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Go Back Home</text:p>
          </table:table-cell>
          <table:table-cell table:style-name="ce50" office:value-type="string">
            <text:p>Step 1: Go Back Ho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Go Feature&gt;&gt;The Platform Difference</text:span></text:p>
            <text:p><text:span text:style-name="T7">-Click on eXo logo</text:span></text:p>
            <text:p><text:span text:style-name="T7">-Go Feature&gt;&gt;The Platform Difference</text:span></text:p>
            <text:p><text:span text:style-name="T7">-Click on Home on breadcrumb</text:span></text:p>
            <text:p><text:span text:style-name="T7">-Go Feature&gt;&gt;The Platform Difference</text:span></text:p>
            <text:p><text:span text:style-name="T7">-Click on Home on Menu Navigation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 T</text:span><text:span text:style-name="T7">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  <text:p><text:span text:style-name="T7">- The Platform Difference page's is shown</text:span></text:p>
            <text:p><text:span text:style-name="T7">- The </text:span><text:span text:style-name="T3">Sample Accessible website </text:span><text:span text:style-name="T7">home page is shown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8">
          <table:table-cell table:style-name="ce5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Navigation with Breadcrumb</text:p>
          </table:table-cell>
          <table:table-cell table:style-name="ce50" office:value-type="string">
            <text:p>Step 1 : Navigation with Breadcrumb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  <text:p><text:span text:style-name="T7">Contact us</text:span></text:p>
            <text:p><text:span text:style-name="T7"><text:s text:c="4"/></text:span><text:span text:style-name="T7">*Here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 Each time one of these page is opened breadcrumb is shown on the top of the page </text:span></text:p>
            <text:p><text:span text:style-name="T5">*Home&gt;&gt;</text:span><text:span text:style-name="T7">Features&gt;&gt;The Platform Difference</text:span></text:p>
            <text:p><text:span text:style-name="T3">*</text:span><text:span text:style-name="T7">Home&gt;&gt;Features&gt;&gt;Social &amp; Collaboration</text:span></text:p>
            <text:p><text:span text:style-name="T5">*Home&gt;&gt;</text:span><text:span text:style-name="T7">Features&gt;&gt;The Platform &amp; Content</text:span></text:p>
            <text:p><text:span text:style-name="T3">*</text:span><text:span text:style-name="T7">Home&gt;&gt;Competence&gt;&gt;Prepare Your Team</text:span></text:p>
            <text:p><text:span text:style-name="T3">*</text:span><text:span text:style-name="T7">Home&gt;&gt;Competence&gt;&gt;Work With a Partner</text:span></text:p>
            <text:p><text:span text:style-name="T3">*</text:span><text:span text:style-name="T7">Home&gt;&gt;Technology&gt;&gt;Technical Specifications</text:span></text:p>
            <text:p><text:span text:style-name="T3">*</text:span><text:span text:style-name="T7">Home&gt;&gt;Technology&gt;&gt;Integration</text:span></text:p>
            <text:p><text:span text:style-name="T3">*</text:span><text:span text:style-name="T7">Home&gt;&gt;Customers&gt;&gt;Subscription &amp; Support</text:span></text:p>
            <text:p><text:span text:style-name="T3">*</text:span><text:span text:style-name="T7">Home&gt;&gt;Customers&gt;&gt;Customer Success Stories</text:span></text:p>
            <text:p><text:span text:style-name="T3">*</text:span><text:span text:style-name="T7">Home&gt;&gt;Customers&gt;&gt;Contact us</text:span></text:p>
            <text:p><text:span text:style-name="T3"/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9">
          <table:table-cell table:style-name="ce58" table:formula="of:=IF(VALUE(MID([.F19];6;FIND(&quot;:&quot;;[.F19];1)-FIND(&quot; &quot;;[.F19];1)-1))&gt;VALUE(MID([.F18];6;FIND(&quot;:&quot;;[.F18];1)-FIND(&quot; &quot;;[.F18];1)-1));&quot;&quot;;MAX([.A$7:.A18])+1)" office:value-type="float" office:value="8">
            <text:p>8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7">
            <text:p>7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title</text:p>
          </table:table-cell>
          <table:table-cell table:style-name="ce50" office:value-type="string">
            <text:p>Step 1: Show content titl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Open these pages from Menu Navigation :</text:span></text:p>
            <text:p><text:span text:style-name="T7">Features</text:span></text:p>
            <text:p><text:span text:style-name="T7"><text:s text:c="4"/></text:span><text:span text:style-name="T7">* The Platform Difference</text:span></text:p>
            <text:p><text:span text:style-name="T7"><text:s text:c="4"/></text:span><text:span text:style-name="T7">* Social &amp; Collaboration </text:span></text:p>
            <text:p><text:span text:style-name="T7"><text:s text:c="4"/></text:span><text:span text:style-name="T7">* The Platform &amp; Content</text:span></text:p>
            <text:p><text:span text:style-name="T7">Competence</text:span></text:p>
            <text:p><text:span text:style-name="T7"><text:s text:c="4"/></text:span><text:span text:style-name="T7">* Prepare Your Team</text:span></text:p>
            <text:p><text:span text:style-name="T7"><text:s text:c="4"/></text:span><text:span text:style-name="T7">* Work With a Partner</text:span></text:p>
            <text:p><text:span text:style-name="T7">Technology</text:span></text:p>
            <text:p><text:span text:style-name="T7"><text:s text:c="4"/></text:span><text:span text:style-name="T7">* Technical Specifications</text:span></text:p>
            <text:p><text:span text:style-name="T7"><text:s text:c="4"/></text:span><text:span text:style-name="T7">* Integration</text:span></text:p>
            <text:p><text:span text:style-name="T7">Customers</text:span></text:p>
            <text:p><text:span text:style-name="T7"><text:s text:c="4"/></text:span><text:span text:style-name="T7">* Subscription &amp; Support</text:span></text:p>
            <text:p><text:span text:style-name="T7"><text:s text:c="4"/></text:span><text:span text:style-name="T7">* Customer Success Stories</text:span></text:p>
          </table:table-cell>
          <table:table-cell table:style-name="ce50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On the top of each content corresponding Title is shown 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50" office:value-type="string">
            <text:p>Step 1 : Skip to content from skip to content</text:p>
            <text:p>shortcut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Skip to content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the Skip to content </text:span></text:p>
          </table:table-cell>
          <table:table-cell table:style-name="ce82" office:value-type="string">
            <text:p>-<text:span text:style-name="T3">Sample Accessible website </text:span><text:span text:style-name="T7">is shown</text:span><text:span text:style-name="T5"> </text:span></text:p>
            <text:p><text:span text:style-name="T5">-The main content's of the </text:span><text:span text:style-name="T3">Sample Accessible website overview</text:span><text:span text:style-name="T5"> is shown to user</text:span></text:p>
            <text:p><text:span text:style-name="T5">-The main content's of the </text:span><text:span text:style-name="T3">Social &amp; Collaboration </text:span><text:span text:style-name="T7">is shown to user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8">
            <text:p>8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the Site map </text:p>
          </table:table-cell>
          <table:table-cell table:style-name="ce50" office:value-type="string">
            <text:p>Step 1: Show the Site map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Site map on the Accessibility toolbar</text:span></text:p>
            <text:p><text:span text:style-name="T7">-Go to Features&gt;&gt;</text:span><text:span text:style-name="T3">Social &amp; Collaboration</text:span></text:p>
            <text:p><text:span text:style-name="T7">-Click on Site map on the Accessibility toolbar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Site map page is shown with Actual page highlited</text:span></text:p>
            <text:p><text:span text:style-name="T7">-The </text:span><text:span text:style-name="T3">Social &amp; Collaboration </text:span><text:span text:style-name="T7">page is shown</text:span></text:p>
            <text:p><text:span text:style-name="T7">-Site map page is shown with Actual page highlited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22];6;FIND(&quot;:&quot;;[.F22];1)-FIND(&quot; &quot;;[.F22];1)-1))&gt;VALUE(MID([.F21];6;FIND(&quot;:&quot;;[.F21];1)-FIND(&quot; &quot;;[.F21];1)-1));&quot;&quot;;MAX([.A$7:.A21])+1)" office:value-type="float" office:value="10">
            <text:p>10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2];6;FIND(&quot;:&quot;;[.F22];1)-FIND(&quot; &quot;;[.F22];1)-1))&gt;VALUE(MID([.F21];6;FIND(&quot;:&quot;;[.F21];1)-FIND(&quot; &quot;;[.F21];1)-1));[.C21];[.C21]+1)" office:value-type="float" office:value="9">
            <text:p>9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medium size</text:span></text:p>
            <text:p><text:span text:style-name="T7">-Click on large size</text:span></text:p>
            <text:p><text:span text:style-name="T7">-Click on normal size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 on normal size</text:span></text:p>
            <text:p><text:span text:style-name="T7">-</text:span><text:span text:style-name="T3">Sample Accessible website </text:span><text:span text:style-name="T7">is shown on meduim size</text:span></text:p>
            <text:p><text:span text:style-name="T7">-</text:span><text:span text:style-name="T3">Sample Accessible website </text:span><text:span text:style-name="T7">is shown on large size</text:span></text:p>
            <text:p><text:span text:style-name="T7">-</text:span><text:span text:style-name="T3">Sample Accessible website </text:span><text:span text:style-name="T7">is shown on normal size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8">
          <table:table-cell table:style-name="ce58" table:formula="of:=IF(VALUE(MID([.F23];6;FIND(&quot;:&quot;;[.F23];1)-FIND(&quot; &quot;;[.F23];1)-1))&gt;VALUE(MID([.F22];6;FIND(&quot;:&quot;;[.F22];1)-FIND(&quot; &quot;;[.F22];1)-1));&quot;&quot;;MAX([.A$7:.A22])+1)" office:value-type="float" office:value="11">
            <text:p>11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0">
            <text:p>10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50" office:value-type="string">
            <text:p>Step 1: 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Click on the high contrast shortcut</text:span></text:p>
            <text:p><text:span text:style-name="T7">-Click on the normal contrast shortcut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</text:span><text:span text:style-name="T3">Sample Accessible website </text:span><text:span text:style-name="T7">is shown with a the high contrast theme</text:span></text:p>
            <text:p><text:span text:style-name="T7">-</text:span><text:span text:style-name="T3">Sample Accessible website </text:span><text:span text:style-name="T7">is shown with the normal contrast theme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20">
          <table:table-cell table:style-name="ce58" table:formula="of:=IF(VALUE(MID([.F24];6;FIND(&quot;:&quot;;[.F24];1)-FIND(&quot; &quot;;[.F24];1)-1))&gt;VALUE(MID([.F23];6;FIND(&quot;:&quot;;[.F23];1)-FIND(&quot; &quot;;[.F23];1)-1));&quot;&quot;;MAX([.A$7:.A23])+1)" office:value-type="float" office:value="12">
            <text:p>12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4];6;FIND(&quot;:&quot;;[.F24];1)-FIND(&quot; &quot;;[.F24];1)-1))&gt;VALUE(MID([.F23];6;FIND(&quot;:&quot;;[.F23];1)-FIND(&quot; &quot;;[.F23];1)-1));[.C23];[.C23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1: Search with <text:span text:style-name="T3">a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</text:span><text:span text:style-name="T3"> « 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The Platform Difference »</text:span><text:span text:style-name="T7"> page under feature</text:span></text:p>
            <text:p><text:span text:style-name="T7">-Write </text:span><text:span text:style-name="T3">« a matching keyword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list of result that much with the key words is shown</text:span></text:p>
            <text:p><text:span text:style-name="T3">-The Platform Difference </text:span><text:span text:style-name="T7">page</text:span><text:span text:style-name="T3"> </text:span><text:span text:style-name="T7">is shown </text:span></text:p>
            <text:p><text:span text:style-name="T7">-The same list of result that much with the key words is shown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4">
          <table:table-cell table:style-name="ce5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2: Search with <text:span text:style-name="T3">a not matching keyword</text:span></text:p>
            <text:p><text:span text:style-name="T7">on the 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Write </text:span><text:span text:style-name="T3">« a not matching keyword  »</text:span><text:span text:style-name="T7"> on the input text of zone of search (labled search)</text:span></text:p>
            <text:p><text:span text:style-name="T7"><text:s/></text:span><text:span text:style-name="T7">then hit enter or click on click on the magnifying glass</text:span></text:p>
            <text:p><text:span text:style-name="T7"/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message is displayed « Your search xxx - did not match any document »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20">
          <table:table-cell table:style-name="ce5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SNF_ACCESS_02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1">
            <text:p>11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tep 3: Search with <text:span text:style-name="T3">an empty </text:span></text:p>
            <text:p><text:span text:style-name="T7">Input text of zone of search</text:span></text:p>
          </table:table-cell>
          <table:table-cell table:style-name="ce79" office:value-type="string">
            <text:p><text:span text:style-name="T7">-Go to the </text:span><text:span text:style-name="T3">Sample Accessible website </text:span><text:span text:style-name="T7">on public mod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  <text:p><text:span text:style-name="T7">- Now go to the </text:span><text:span text:style-name="T3">« Social &amp; Collaboration »</text:span><text:span text:style-name="T7"> page under feature</text:span></text:p>
            <text:p><text:span text:style-name="T7">-Leave the input text of zone of search (labled search) </text:span><text:span text:style-name="T3">empty</text:span></text:p>
            <text:p><text:span text:style-name="T7"><text:s/></text:span><text:span text:style-name="T7">then hit enter or click on click on the magnifying glass</text:span></text:p>
          </table:table-cell>
          <table:table-cell table:style-name="ce79" office:value-type="string">
            <text:p><text:span text:style-name="T9">-</text:span><text:span text:style-name="T3">Sample Accessible website </text:span><text:span text:style-name="T7">is shown</text:span></text:p>
            <text:p><text:span text:style-name="T7">-A popup warning message is displayed « The value of keyword should be not empty »</text:span></text:p>
            <text:p><text:span text:style-name="T3">-Social &amp; Collaboration </text:span><text:span text:style-name="T7">page</text:span><text:span text:style-name="T3"> </text:span><text:span text:style-name="T7">is shown </text:span></text:p>
            <text:p><text:span text:style-name="T7">-A popup warning message is displayed « The value of keyword should be not empty »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21">
          <table:table-cell table:style-name="ce58" table:formula="of:=IF(VALUE(MID([.F27];6;FIND(&quot;:&quot;;[.F27];1)-FIND(&quot; &quot;;[.F27];1)-1))&gt;VALUE(MID([.F26];6;FIND(&quot;:&quot;;[.F26];1)-FIND(&quot; &quot;;[.F26];1)-1));&quot;&quot;;MAX([.A$7:.A26])+1)" office:value-type="float" office:value="13">
            <text:p>13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7];6;FIND(&quot;:&quot;;[.F27];1)-FIND(&quot; &quot;;[.F27];1)-1))&gt;VALUE(MID([.F26];6;FIND(&quot;:&quot;;[.F26];1)-FIND(&quot; &quot;;[.F26];1)-1));[.C26];[.C26]+1)" office:value-type="float" office:value="12">
            <text:p>12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50" office:value-type="string">
            <text:p>Step 1: Inspect Footer on the </text:p>
            <text:p>Sample Accessible websitee</text:p>
          </table:table-cell>
          <table:table-cell table:style-name="ce79" office:value-type="string">
            <text:p>-<text:span text:style-name="T8">Go to the Sample Accessible websitee on public mode</text:span></text:p>
            <text:p><text:span text:style-name="T8">-Open these pages :</text:span></text:p>
            <text:p><text:span text:style-name="T8">Features</text:span></text:p>
            <text:p><text:span text:style-name="T8"><text:s text:c="4"/></text:span><text:span text:style-name="T8">* Enterprise Portal &amp; Content Management</text:span></text:p>
            <text:p><text:span text:style-name="T8"><text:s text:c="4"/></text:span><text:span text:style-name="T8">* Social Networking &amp; Collaboration Tools</text:span></text:p>
            <text:p><text:span text:style-name="T8"><text:s text:c="4"/></text:span><text:span text:style-name="T8">* The Platform Difference</text:span></text:p>
            <text:p><text:span text:style-name="T8">Competence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Technology</text:span></text:p>
            <text:p><text:span text:style-name="T8"><text:s text:c="4"/></text:span><text:span text:style-name="T8">* Prepare Your Team</text:span></text:p>
            <text:p><text:span text:style-name="T8"><text:s text:c="4"/></text:span><text:span text:style-name="T8">* Work With a Partner</text:span></text:p>
            <text:p><text:span text:style-name="T8">Customers</text:span></text:p>
            <text:p><text:span text:style-name="T8"><text:s text:c="4"/></text:span><text:span text:style-name="T8">* Subscription &amp; Support</text:span></text:p>
            <text:p><text:span text:style-name="T8"><text:s text:c="4"/></text:span><text:span text:style-name="T8">* Success Stories</text:span></text:p>
            <text:p/>
          </table:table-cell>
          <table:table-cell table:style-name="ce79" office:value-type="string">
            <text:p>-Sample Accessible websitee is shown </text:p>
            <text:p>-A regular Footer « powered by exo » is shown on each opened page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17">
          <table:table-cell table:style-name="ce58" table:formula="of:=IF(VALUE(MID([.F28];6;FIND(&quot;:&quot;;[.F28];1)-FIND(&quot; &quot;;[.F28];1)-1))&gt;VALUE(MID([.F27];6;FIND(&quot;:&quot;;[.F27];1)-FIND(&quot; &quot;;[.F27];1)-1));&quot;&quot;;MAX([.A$7:.A27])+1)" office:value-type="float" office:value="14">
            <text:p>14.00</text:p>
          </table:table-cell>
          <table:table-cell table:style-name="ce50" office:value-type="string">
            <text:p>SNF_ACCESS_02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3">
            <text:p>13.00</text:p>
          </table:table-cell>
          <table:table-cell table:style-name="ce50" office:value-type="string">
            <text:p>Portal/</text:p>
            <text:p><text:span text:style-name="T3">Sample Accessible website</text:span></text:p>
          </table:table-cell>
          <table:table-cell table:style-name="ce50" office:value-type="string">
            <text:p>Show content only in a specified page </text:p>
          </table:table-cell>
          <table:table-cell table:style-name="ce50" office:value-type="string">
            <text:p>Step 1: Show content only in a specified page </text:p>
          </table:table-cell>
          <table:table-cell table:style-name="ce79" office:value-type="string">
            <text:p>-Login on the Sample Accessible websitee on private mode by an administrator</text:p>
            <text:p>-Switch from the Published mode to the Edit mode</text:p>
            <text:p>-On the Home page of the <text:span text:style-name="T3">Sample Accessible website </text:span><text:span text:style-name="T7">click on prefrence </text:span></text:p>
            <text:p><text:span text:style-name="T7">of the Top Banner portlet</text:span></text:p>
            <text:p><text:span text:style-name="T7">-Select the </text:span><text:span text:style-name="T3">Home page</text:span><text:span text:style-name="T7"> on the </text:span><text:span text:style-name="T3">show only on page preference</text:span><text:span text:style-name="T7"> then </text:span><text:span text:style-name="T3">save</text:span></text:p>
            <text:p><text:span text:style-name="T3">-</text:span><text:span text:style-name="T7">Now switch to the published mode and go to the « The Platform Difference » page.</text:span></text:p>
            <text:p><text:span text:style-name="T7"/></text:p>
          </table:table-cell>
          <table:table-cell table:style-name="ce79" office:value-type="string">
            <text:p><text:span text:style-name="T9">-Sample Accessible websitee is shown </text:span></text:p>
            <text:p><text:span text:style-name="T9">-Sample Accessible websitee home page is shown on the edit mode </text:span></text:p>
            <text:p><text:span text:style-name="T9">-The Content List Prefrence is shown </text:span></text:p>
            <text:p><text:span text:style-name="T9">-The </text:span><text:span text:style-name="T7">Top Banner portlet is selected to be only shown on Home page </text:span></text:p>
            <text:p><text:span text:style-name="T7">-The Top Banner portlet is not shown on « The Platform Difference » page</text:span></text:p>
          </table:table-cell>
          <table:table-cell table:style-name="ce50" office:value-type="string">
            <text:p>High</text:p>
          </table:table-cell>
          <table:table-cell table:style-name="ce50">
            <text:p>maamoun.soltani</text:p>
          </table:table-cell>
          <table:table-cell table:style-name="ce50" table:number-columns-repeated="4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style-name="ce59"/>
          <table:table-cell table:style-name="ce50"/>
          <table:table-cell table:style-name="ce59"/>
          <table:table-cell table:style-name="ce50" table:number-columns-repeated="11"/>
          <table:table-cell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style-name="ce61"/>
          <table:table-cell table:style-name="ce39"/>
          <table:table-cell table:style-name="ce73"/>
          <table:table-cell table:style-name="ce76"/>
          <table:table-cell table:style-name="ce77"/>
          <table:table-cell table:style-name="ce47" table:number-columns-repeated="4"/>
          <table:table-cell table:style-name="Default" table:number-columns-repeated="5"/>
          <table:table-cell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style-name="ce62"/>
          <table:table-cell table:style-name="ce67"/>
          <table:table-cell table:style-name="ce62"/>
          <table:table-cell table:style-name="ce75"/>
          <table:table-cell table:style-name="ce67" table:number-columns-repeated="251"/>
          <table:table-cell table:number-columns-repeated="769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row table:style-name="ro5">
          <table:table-cell table:number-columns-repeated="14"/>
          <table:table-cell table:style-name="ce60" table:number-columns-repeated="1010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3" table:default-cell-style-name="ce91"/>
        <table:table-column table:style-name="co7" table:default-cell-style-name="ce91"/>
        <table:table-row table:style-name="ro22">
          <table:table-cell table:style-name="ce36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6"/>
          <table:covered-table-cell table:style-name="ce36"/>
          <table:covered-table-cell table:style-name="ce36"/>
          <table:table-cell table:style-name="ce36" office:value-type="string" table:number-columns-spanned="1" table:number-rows-spanned="3">
            <text:p>Total cases</text:p>
          </table:table-cell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98" table:number-columns-spanned="1" table:number-rows-spanned="3"/>
          <table:table-cell table:style-name="ce101" table:number-columns-repeated="245"/>
          <table:table-cell/>
        </table:table-row>
        <table:table-row table:style-name="ro23"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24">
          <table:table-cell table:style-name="ce36" office:value-type="string">
            <text:p>Id</text:p>
          </table:table-cell>
          <table:table-cell table:style-name="ce36" office:value-type="string">
            <text:p>Functional Group</text:p>
          </table:table-cell>
          <table:table-cell table:style-name="ce36" office:value-type="string">
            <text:p>Functionality</text:p>
          </table:table-cell>
          <table:table-cell table:style-name="ce36" office:value-type="string">
            <text:p>Functionality summary</text:p>
          </table:table-cell>
          <table:covered-table-cell table:style-name="ce36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101" table:number-columns-repeated="245"/>
          <table:table-cell/>
        </table:table-row>
        <table:table-row table:style-name="ro8">
          <table:table-cell table:style-name="ce50" office:value-type="string">
            <text:p>SNF_ACCESS_01</text:p>
          </table:table-cell>
          <table:table-cell table:style-name="ce26" office:value-type="string">
            <text:p>Login/Add</text:p>
          </table:table-cell>
          <table:table-cell table:style-name="ce50" office:value-type="string">
            <text:p>Add and Show the </text:p>
            <text:p>Sample Accessible website </text:p>
            <text:p>Template Successfully </text:p>
          </table:table-cell>
          <table:table-cell table:style-name="ce50" office:value-type="string">
            <text:p>Login</text:p>
            <text:p>Show <text:s/>Portal navigation page/</text:p>
            <text:p>Add<text:span text:style-name="T8"> the</text:span>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Edit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50" office:value-type="string">
            <text:p>Edit Page/Publish on </text:p>
            <text:p>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Edit/Publish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50" office:value-type="string">
            <text:p>Edit Layout/Publish on </text:p>
            <text:p>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1</text:p>
          </table:table-cell>
          <table:table-cell table:style-name="ce26" office:value-type="string">
            <text:p>Delete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50" office:value-type="string">
            <text:p>Delete the Added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2</text:p>
          </table:table-cell>
          <table:table-cell table:style-name="ce26" office:value-type="string">
            <text:p>Login/Logout </text:p>
          </table:table-cell>
          <table:table-cell table:style-name="ce50" office:value-type="string">
            <text:p><text:s/>Login/Logout on the</text:p>
            <text:p><text:span text:style-name="T3">Sample Accessible website</text:span></text:p>
          </table:table-cell>
          <table:table-cell table:style-name="ce50" office:value-type="string">
            <text:p>Login/Logout on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3</text:p>
          </table:table-cell>
          <table:table-cell table:style-name="ce26" office:value-type="string">
            <text:p>Change Language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50" office:value-type="string">
            <text:p>Change Language on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4</text:p>
          </table:table-cell>
          <table:table-cell table:style-name="ce26" office:value-type="string">
            <text:p>Register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50" office:value-type="string">
            <text:p>Register from the</text:p>
            <text:p>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5</text:p>
          </table:table-cell>
          <table:table-cell table:style-name="ce26" office:value-type="string">
            <text:p>Expand/Collapse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50" office:value-type="string">
            <text:p>Expand/Collapse category and </text:p>
            <text:p>Show Sub categories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5</text:p>
          </table:table-cell>
          <table:table-cell table:style-name="ce26" office:value-type="string">
            <text:p>Deactivate</text:p>
          </table:table-cell>
          <table:table-cell table:style-name="ce50" office:value-type="string">
            <text:p>Deactivate Script on page</text:p>
          </table:table-cell>
          <table:table-cell table:style-name="ce50" office:value-type="string">
            <text:p>Deactivate Script on page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9">
          <table:table-cell table:style-name="ce50" office:value-type="string">
            <text:p>SNF_ACCESS_06</text:p>
          </table:table-cell>
          <table:table-cell table:style-name="ce26" office:value-type="string">
            <text:p>Check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50" office:value-type="string">
            <text:p>Check Static and variable elements</text:p>
            <text:p>On the <text:span text:style-name="T3">Sample Accessible website</text:span></text:p>
          </table:table-cell>
          <table:table-cell table:style-name="ce94" office:value-type="float" office:value="1">
            <text:p>1</text:p>
          </table:table-cell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7</text:p>
          </table:table-cell>
          <table:table-cell table:style-name="ce26" office:value-type="string">
            <text:p>Go Back Home</text:p>
          </table:table-cell>
          <table:table-cell table:style-name="ce50" office:value-type="string">
            <text:p>Go Back Home</text:p>
          </table:table-cell>
          <table:table-cell table:style-name="ce50" office:value-type="string">
            <text:p>Go Back Home</text:p>
          </table:table-cell>
          <table:table-cell table:style-name="ce94"/>
          <table:table-cell table:style-name="ce99" table:number-columns-repeated="3"/>
          <table:table-cell table:style-name="ce100"/>
          <table:table-cell table:number-columns-repeated="246"/>
        </table:table-row>
        <table:table-row table:style-name="ro5">
          <table:table-cell table:style-name="ce50" office:value-type="string">
            <text:p>SNF_ACCESS_08</text:p>
          </table:table-cell>
          <table:table-cell table:style-name="ce92" office:value-type="string">
            <text:p>Navigation with Breadcrumb</text:p>
          </table:table-cell>
          <table:table-cell table:style-name="ce50" office:value-type="string">
            <text:p>Navigation with Breadcrumb</text:p>
          </table:table-cell>
          <table:table-cell table:style-name="ce50" office:value-type="string">
            <text:p>Navigation with Breadcrumb</text:p>
          </table:table-cell>
          <table:table-cell table:style-name="ce95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09</text:p>
          </table:table-cell>
          <table:table-cell table:style-name="ce93" office:value-type="string">
            <text:p>Show </text:p>
          </table:table-cell>
          <table:table-cell table:style-name="ce50" office:value-type="string">
            <text:p>Show content title</text:p>
          </table:table-cell>
          <table:table-cell table:style-name="ce50" office:value-type="string">
            <text:p>Show content titl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0</text:p>
          </table:table-cell>
          <table:table-cell table:style-name="ce93" office:value-type="string">
            <text:p>Skip to content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50" office:value-type="string">
            <text:p>Skip to content from skip to content</text:p>
            <text:p>shortcut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11</text:p>
          </table:table-cell>
          <table:table-cell table:style-name="ce93" office:value-type="string">
            <text:p>Show the Site map </text:p>
          </table:table-cell>
          <table:table-cell table:style-name="ce50" office:value-type="string">
            <text:p>Show the Site map </text:p>
          </table:table-cell>
          <table:table-cell table:style-name="ce50" office:value-type="string">
            <text:p>Show the Site map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2</text:p>
          </table:table-cell>
          <table:table-cell table:style-name="ce93" office:value-type="string">
            <text:p>Edit 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front siz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3</text:p>
          </table:table-cell>
          <table:table-cell table:style-name="ce93" office:value-type="string">
            <text:p>Edit 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50" office:value-type="string">
            <text:p>Edit the <text:span text:style-name="T3">Sample Accessible website</text:span></text:p>
            <text:p><text:span text:style-name="T7">Overview</text:span><text:span text:style-name="T3"> </text:span>page's colors them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50" office:value-type="string">
            <text:p>Search function on the 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 not matching keyword</text:span></text:p>
            <text:p><text:span text:style-name="T7">on the 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4</text:p>
          </table:table-cell>
          <table:table-cell table:style-name="ce93" office:value-type="string">
            <text:p>Search</text:p>
          </table:table-cell>
          <table:table-cell table:style-name="ce80" office:value-type="string">
            <text:p><text:span text:style-name="T10">Search function on the </text:span></text:p>
            <text:p><text:span text:style-name="T3">Sample Accessible website</text:span></text:p>
          </table:table-cell>
          <table:table-cell table:style-name="ce50" office:value-type="string">
            <text:p>Search with <text:span text:style-name="T3">an empty </text:span></text:p>
            <text:p><text:span text:style-name="T7">Input text of zone of search</text:span>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SNF_ACCESS_15</text:p>
          </table:table-cell>
          <table:table-cell table:style-name="ce93" office:value-type="string">
            <text:p>Inspect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50" office:value-type="string">
            <text:p>Inspect Footer on the </text:p>
            <text:p>Sample Accessible websitee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5">
          <table:table-cell table:style-name="ce50" office:value-type="string">
            <text:p>SNF_ACCESS_16</text:p>
          </table:table-cell>
          <table:table-cell table:style-name="ce93" office:value-type="string">
            <text:p>Show </text:p>
          </table:table-cell>
          <table:table-cell table:style-name="ce50" office:value-type="string">
            <text:p>Show content only in a specified page </text:p>
          </table:table-cell>
          <table:table-cell table:style-name="ce50" office:value-type="string">
            <text:p>Show content only in a specified page </text:p>
          </table:table-cell>
          <table:table-cell table:style-name="ce96" office:value-type="float" office:value="1">
            <text:p>1</text:p>
          </table:table-cell>
          <table:table-cell table:number-columns-repeated="250"/>
        </table:table-row>
        <table:table-row table:style-name="ro25">
          <table:table-cell table:style-name="ce90" office:value-type="string">
            <text:p>TOTAL</text:p>
          </table:table-cell>
          <table:table-cell table:style-name="ce93" table:number-columns-repeated="3"/>
          <table:table-cell table:style-name="ce97" table:formula="of:=SUM([.E4:.E25])" office:value-type="float" office:value="21">
            <text:p>21</text:p>
          </table:table-cell>
          <table:table-cell table:number-columns-repeated="250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  <table:table-row table:style-name="ro2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Summary_Report.$H$15" table:expression="$#REF!.$E$4:$H$6"/>
        <table:named-expression table:name="WCM_01_02_020" table:base-cell-address="$Summary_Report.$H$55" table:expression="$#REF!.$E$75:$H$80"/>
        <table:named-expression table:name="WCM_04_01_01_003" table:base-cell-address="$Data.$H$395" table:expression="$viewers.$e$#ref!:$h$#ref!"/>
        <table:named-expression table:name="WCM_01_06_050" table:base-cell-address="$Summary_Report.$H$189" table:expression="$#REF!.$E$147:$H$150"/>
        <table:named-expression table:name="WCM_01_01_026" table:base-cell-address="$Summary_Report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Summary_Report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Data.$H$11" table:expression="$#REF!.$E$10:$H$11"/>
        <table:named-expression table:name="WCM_01_01_016" table:base-cell-address="$Data.$H$45" table:expression="$#REF!.$E$42:$H$45"/>
        <table:named-expression table:name="WCM_01_04_01_001" table:base-cell-address="$Data.$H$152" table:expression="$#REF!.$E$122:$H$126"/>
        <table:named-expression table:name="WCM_01_04_01_005" table:base-cell-address="$Data.$H$166" table:expression="$#REF!.$E$135:$H$139"/>
        <table:named-expression table:name="WCM_01_06_001" table:base-cell-address="$Data.$E$162" table:expression="$#REF!.$E$165:$H$166"/>
        <table:named-expression table:name="WCM_01_06_002" table:base-cell-address="$Data.$E$164" table:expression="$#REF!.$E$167:$H$168"/>
        <table:named-expression table:name="WCM_01_01_01_008" table:base-cell-address="$Data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Summary_Report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0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10:17:34</dc:date>
    <meta:editing-cycles>433</meta:editing-cycles>
    <meta:editing-duration>PT141H49M48S</meta:editing-duration>
    <dc:creator>exoplatform </dc:creator>
    <meta:document-statistic meta:table-count="4" meta:cell-count="437" meta:object-count="2"/>
    <meta:user-defined meta:name="Info 1"/>
    <meta:user-defined meta:name="Info 2"/>
    <meta:user-defined meta:name="Info 3"/>
    <meta:user-defined meta:name="Info 4"/>
  </office:meta>
</office:document-meta>
</file>